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use-window-font-color="true"/>
    </style:style>
    <style:style style:name="P23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use-window-font-color="true"/>
    </style:style>
    <style:style style:name="P25" style:parent-style-name="Nadpis2" style:family="paragraph">
      <style:text-properties fo:font-weight="normal" style:font-weight-asian="normal"/>
    </style:style>
    <style:style style:name="P26" style:parent-style-name="Nadpis2" style:family="paragraph">
      <style:text-properties fo:font-weight="normal" style:font-weight-asian="normal"/>
    </style:style>
    <style:style style:name="T27" style:parent-style-name="instrukce" style:family="text">
      <style:text-properties style:use-window-font-color="true"/>
    </style:style>
    <style:style style:name="T28" style:parent-style-name="Značkapozn.podčarou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T30" style:parent-style-name="instrukce" style:family="text">
      <style:text-properties style:use-window-font-color="true"/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style:use-window-font-color="true"/>
    </style:style>
    <style:style style:name="T33" style:parent-style-name="Značkapozn.podčarou" style:family="text">
      <style:text-properties style:use-window-font-color="true"/>
    </style:style>
    <style:style style:name="T34" style:parent-style-name="instrukce" style:family="text">
      <style:text-properties style:use-window-font-color="true"/>
    </style:style>
    <style:style style:name="T35" style:parent-style-name="instrukce" style:family="text">
      <style:text-properties style:use-window-font-color="true"/>
    </style:style>
    <style:style style:name="P36" style:parent-style-name="podpis" style:family="paragraph">
      <style:paragraph-properties fo:margin-top="0.3333in"/>
    </style:style>
    <style:style style:name="T37" style:parent-style-name="instrukce" style:family="text">
      <style:text-properties style:use-window-font-color="true"/>
    </style:style>
    <style:style style:name="T38" style:parent-style-name="instrukce" style:family="text">
      <style:text-properties style:use-window-font-color="true"/>
    </style:style>
    <style:style style:name="T39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9/2024</text:p>
            <text:p text:style-name="Normální">KVOP-18957/2024</text:p>
            <text:p text:style-name="Normální"><text:bookmark-start text:name="Text3"/>14. 05. 2024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/>
      <text:p text:style-name="Základnítext">Vážený pane S.,</text:p>
      <text:p text:style-name="Základnítext">Dne 9. 5. 2024 obdržela Kancelář veřejného ochránce práv Vaši žádost o informace. Žádáte</text:p>
      <text:list text:style-name="LFO3_1" text:continue-numbering="true">
        <text:list-item>
          <text:p text:style-name="P18"><text:span text:style-name="T19">tištenou verzi postupu<text:s/></text:span><text:span text:style-name="T20">a podmínek, jak podat k soudu žádost o podmíněné propuštění,</text:span></text:p>
        </text:list-item>
        <text:list-item>
          <text:p text:style-name="P21"><text:span text:style-name="T22">informaci, zda můžete podat žádost o podmíněné propuštění dříve než v polovině trestu (krádež, délka trestu 42 měsíců),</text:span></text:p>
        </text:list-item>
        <text:list-item>
          <text:p text:style-name="P23"><text:span text:style-name="T24">trestní řád ve znění účinném od 1. 1. 2025.</text:span></text:p>
        </text:list-item>
      </text:list>
      <text:p text:style-name="Základnítext"><text:span text:style-name="Silné">Dáváme Vám tyto informace</text:span>:</text:p>
      <text:soft-page-break/>
      <text:h text:style-name="Nadpis2" text:outline-level="2">K bodu č. 1</text:h>
      <text:h text:style-name="Nadpis2" text:outline-level="2"/>
      <text:h text:style-name="P25" text:outline-level="2">Zasílám informace z webových stránek Lighthouse spolek (občanské sdružení) k tomu, jak podat žádost o podmíněné propuštění.</text:h>
      <text:h text:style-name="P26" text:outline-level="2"/>
      <text:h text:style-name="Nadpis2" text:outline-level="2">K bodu č. 2</text:h>
      <text:p text:style-name="Základnítext"><text:span text:style-name="T27">K Vašemu dotazu zasílám ustanovení § 88 trestního zákoníku</text:span><text:span text:style-name="T28"><text:note text:note-class="footnote" text:id="_ftn0"><text:note-citation>1</text:note-citation><text:note-body><text:p text:style-name="Textpozn.podčarou"><text:s/>Zákon č. 40/2009 Sb., trestní zákoník.</text:p></text:note-body></text:note></text:span><text:span text:style-name="T29">, kde jsou</text:span><text:span text:style-name="T30"><text:s/>uvedeny skutečnosti nezbytné pro rozhodnutí soudu o podmíněné propuštění, včetně podmínky délky vykonaného trestu.</text:span></text:p>
      <text:h text:style-name="Nadpis2" text:outline-level="2"><text:span text:style-name="T31">K bodu č. 3</text:span></text:h>
      <text:p text:style-name="Normální"><text:span text:style-name="T32">Zasílám plné znění trestního řádu</text:span><text:span text:style-name="T33"><text:note text:note-class="footnote" text:id="_ftn1"><text:note-citation>2</text:note-citation><text:note-body><text:p text:style-name="Textpozn.podčarou"><text:s/>Zákon č. 141/1961 Sb., o trestním řízení soudním (trestní řád).</text:p></text:note-body></text:note></text:span><text:span text:style-name="T34"><text:s/>ve znění účinném od 1. 1. 2</text:span><text:span text:style-name="T35">025.</text:span></text:p>
      <text:p text:style-name="Základnítext">S pozdravem</text:p>
      <text:p text:style-name="Základnítext"/>
      <text:p text:style-name="P36">JUDr. Pavel Pořízek, Ph.D.</text:p>
      <text:p text:style-name="podpis">vedoucí Kanceláře veřejného ochránce práv</text:p>
      <text:p text:style-name="podpis"/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<text:span text:style-name="T37">Informace k žádosti o podmíněné propuštění</text:span></text:p>
      <text:p text:style-name="Normální"><text:span text:style-name="T38">§ 88 trestního zákoníku</text:span></text:p>
      <text:p text:style-name="Normální"><text:span text:style-name="T39">Trestní řád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GK3Q*</text:span></text:p>
        <text:p text:style-name="P12"><text:span text:style-name="T13">KVOPX00EGK3Q</text:span>KVOPX00EGK3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17T09:50:00Z</meta:creation-date>
    <dc:date>2024-06-17T09:52:00Z</dc:date>
    <meta:print-date>2024-05-14T06:4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2" meta:word-count="175" meta:character-count="1209" meta:row-count="8" meta:non-whitespace-character-count="1036"/>
  </office:meta>
</office:document-meta>
</file>